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1.254cm" svg:y1="4.836cm" svg:x2="16.037cm" svg:y2="4.836cm" draw:start-shape="id1" draw:start-glue-point="10" draw:end-shape="id2" draw:end-glue-point="6" svg:d="M1254 4836h14783" svg:viewBox="0 0 1478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z" svg:viewBox="0 0 1 1">
          <text:p/>
        </draw:connector>
        <draw:custom-shape draw:style-name="gr4" draw:text-style-name="P1" xml:id="id1" draw:id="id1" draw:layer="layout" svg:width="0.457cm" svg:height="0.457cm" svg:x="0.79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254cm" svg:y1="7.376cm" svg:x2="16.037cm" svg:y2="7.376cm" draw:start-shape="id4" draw:start-glue-point="10" draw:end-shape="id5" draw:end-glue-point="6" svg:d="M1254 7376h14783" svg:viewBox="0 0 14784 1">
          <text:p/>
        </draw:connector>
        <draw:custom-shape draw:style-name="gr4" draw:text-style-name="P1" xml:id="id4" draw:id="id4" draw:layer="layout" svg:width="0.457cm" svg:height="0.457cm" svg:x="0.797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457cm" svg:height="0.457cm" svg:x="16.037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254cm" svg:y1="2.296cm" svg:x2="16.037cm" svg:y2="2.296cm" draw:start-shape="id6" draw:start-glue-point="10" draw:end-shape="id7" draw:end-glue-point="6" svg:d="M1254 2296h14783" svg:viewBox="0 0 14784 1">
          <text:p/>
        </draw:connector>
        <draw:custom-shape draw:style-name="gr4" draw:text-style-name="P1" xml:id="id6" draw:id="id6" draw:layer="layout" svg:width="0.457cm" svg:height="0.457cm" svg:x="0.797cm" svg:y="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457cm" svg:height="0.457cm" svg:x="16.037cm" svg:y="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21:42</meta:creation-date>
    <dc:date>2015-02-28T12:08:26.707049133</dc:date>
    <meta:editing-duration>PT2M16S</meta:editing-duration>
    <meta:editing-cycles>4</meta:editing-cycles>
    <meta:generator>LibreOffice/4.2.7.2$Linux_X86_64 LibreOffice_project/420m0$Build-2</meta:generator>
    <dc:creator>xi </dc:creator>
    <meta:document-statistic meta:object-count="11"/>
  </office:meta>
</office:document-meta>
</file>